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3mm"/>
    </style:style>
    <style:style style:name="co3" style:family="table-column">
      <style:table-column-properties fo:break-before="auto" style:column-width="43.07mm"/>
    </style:style>
    <style:style style:name="co4" style:family="table-column">
      <style:table-column-properties fo:break-before="auto" style:column-width="49.81mm"/>
    </style:style>
    <style:style style:name="co5" style:family="table-column">
      <style:table-column-properties fo:break-before="auto" style:column-width="65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ro3" style:family="table-row">
      <style:table-row-properties style:row-height="55.81mm" fo:break-before="auto" style:use-optimal-row-height="true"/>
    </style:style>
    <style:style style:name="ro4" style:family="table-row">
      <style:table-row-properties style:row-height="51.86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28.17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style:vertical-align="top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1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Entry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nitiation</text:p>
          </table:table-cell>
          <table:table-cell office:value-type="string" calcext:value-type="string">
            <text:p>IT Service Request</text:p>
          </table:table-cell>
          <table:table-cell/>
          <table:table-cell office:value-type="string" calcext:value-type="string">
            <text:p>Existence of Conceptual proposal</text:p>
          </table:table-cell>
          <table:table-cell office:value-type="string" calcext:value-type="string">
            <text:p>- Customer</text:p>
            <text:p>- Intake Authority (IA)</text:p>
            <text:p>- IT technical assessor</text:p>
          </table:table-cell>
          <table:table-cell office:value-type="string" calcext:value-type="string">
            <text:p>Make sure that</text:p>
            <text:p>- <text:span text:style-name="T1">reasonable </text:span>solution <text:span text:style-name="T1">can</text:span> be built.</text:p>
            <text:p>- No legal problems arise</text:p>
            <text:p>- Solution does not already exist or is</text:p>
            <text:p>  already being developed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Planning</text:p>
            <text:p>(Requirement Analysis)</text:p>
          </table:table-cell>
          <table:table-cell/>
          <table:table-cell office:value-type="string" calcext:value-type="string">
            <text:p>- Address deficiencies</text:p>
            <text:p>- Propose improvements</text:p>
            <text:p>- Plan basic project approach</text:p>
            <text:p>- Conduct feasibility study</text:p>
            <text:p>  - economic</text:p>
            <text:p>  - operational</text:p>
            <text:p>  - techical</text:p>
            <text:p>- Quality requirement analysis</text:p>
            <text:p>- Risk identification</text:p>
            <text:p>- Project management plan</text:p>
            <text:p>  - Schedule, Milestones</text:p>
            <text:p>  - Acquisition of resources</text:p>
            <text:p>  - Breakdown of tasks</text:p>
            <text:p>- Define scope boundary!</text:p>
          </table:table-cell>
          <table:table-cell office:value-type="string" calcext:value-type="string">
            <text:p>Approvement of</text:p>
            <text:p>- Budget</text:p>
            <text:p>- Proj. Mgmt plan</text:p>
            <text:p>- Project charter</text:p>
          </table:table-cell>
          <table:table-cell table:style-name="ce2" office:value-type="string" calcext:value-type="string">
            <text:p>- Senior Members</text:p>
            <text:p>- Sponsor</text:p>
            <text:p>- Project manager</text:p>
            <text:p>- Stake holders</text:p>
            <text:p>- Domain experts</text:p>
          </table:table-cell>
          <table:table-cell office:value-type="string" calcext:value-type="string">
            <text:p>Most important and fundamental stag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efining</text:p>
            <text:p>(Analysis)</text:p>
          </table:table-cell>
          <table:table-cell/>
          <table:table-cell office:value-type="string" calcext:value-type="string">
            <text:p>- Create SRS</text:p>
          </table:table-cell>
          <table:table-cell/>
          <table:table-cell office:value-type="string" calcext:value-type="string">
            <text:p>- Project manager</text:p>
            <text:p>- Business analyst</text:p>
            <text:p>- Subject matter expert</text:p>
            <text:p>- Designer</text:p>
            <text:p>- Test leads</text:p>
          </table:table-cell>
          <table:table-cell office:value-type="string" calcext:value-type="string">
            <text:p>SRS (Software Requirement Sepcification) consists of all the product requirements to be designed and developed during the project life cycle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Designing</text:p>
          </table:table-cell>
          <table:table-cell/>
          <table:table-cell office:value-type="string" calcext:value-type="string">
            <text:p>- Create DDS</text:p>
            <text:p>  - Hardware</text:p>
            <text:p>  - OS</text:p>
            <text:p>  - Programmin languages</text:p>
            <text:p>  - Security</text:p>
            <text:p>  - Data (interfaces, flow)</text:p>
            <text:p>- Stakeholders to review DDS</text:p>
            <text:p>  - risks</text:p>
            <text:p>  - robustness</text:p>
            <text:p>  - modularity</text:p>
            <text:p>  - budget</text:p>
            <text:p>  - time</text:p>
            <text:p/>
          </table:table-cell>
          <table:table-cell/>
          <table:table-cell office:value-type="string" calcext:value-type="string">
            <text:p>- Customers</text:p>
            <text:p>- End users</text:p>
            <text:p>- Project manager</text:p>
            <text:p>- Business analyst</text:p>
            <text:p>- Technical architect</text:p>
            <text:p>- Developers</text:p>
            <text:p>- Database (DBA)</text:p>
          </table:table-cell>
          <table:table-cell office:value-type="string" calcext:value-type="string">
            <text:p>DDS: Design Document Specification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Building</text:p>
            <text:p>(Construction)</text:p>
          </table:table-cell>
          <table:table-cell/>
          <table:table-cell office:value-type="string" calcext:value-type="string">
            <text:p>- Start development</text:p>
            <text:p>- Build software</text:p>
            <text:p>- Train users</text:p>
          </table:table-cell>
          <table:table-cell/>
          <table:table-cell office:value-type="string" calcext:value-type="string">
            <text:p>- Developers</text:p>
            <text:p>- DBAs</text:p>
            <text:p>- Project Managers</text:p>
          </table:table-cell>
          <table:table-cell office:value-type="string" calcext:value-type="string">
            <text:p>Follow coding guidelin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Testing</text:p>
            <text:p>(Integration</text:p>
            <text:p>Functional evaluation)</text:p>
          </table:table-cell>
          <table:table-cell/>
          <table:table-cell office:value-type="string" calcext:value-type="string">
            <text:p>Defects to be</text:p>
            <text:p>- reported</text:p>
            <text:p>- tracked</text:p>
            <text:p>- fixed</text:p>
            <text:p>- retested</text:p>
            <text:p/>
            <text:p>Repeat until quality reached.</text:p>
          </table:table-cell>
          <table:table-cell/>
          <table:table-cell office:value-type="string" calcext:value-type="string">
            <text:p>- Project Manager</text:p>
            <text:p>- Developers</text:p>
            <text:p>- DBAs</text:p>
            <text:p>- Implementation manager</text:p>
            <text:p>- Integration manage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Deployment</text:p>
          </table:table-cell>
          <table:table-cell/>
          <table:table-cell office:value-type="string" calcext:value-type="string">
            <text:p>Identify deficiencies and start cycle again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2:23:21.354000000</meta:creation-date>
    <meta:generator>LibreOffice/4.4.6.3$Windows_x86 LibreOffice_project/e8938fd3328e95dcf59dd64e7facd2c7d67c704d</meta:generator>
    <dc:date>2018-03-21T13:41:27.521000000</dc:date>
    <meta:editing-duration>PT1H17M59S</meta:editing-duration>
    <meta:editing-cycles>16</meta:editing-cycles>
    <meta:document-statistic meta:table-count="1" meta:cell-count="32" meta:object-count="0"/>
  </office:meta>
</office:document-meta>
</file>